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4aa03" officeooo:paragraph-rsid="0004aa03"/>
    </style:style>
    <style:style style:name="P2" style:family="paragraph" style:parent-style-name="Standard">
      <style:paragraph-properties fo:text-align="center" style:justify-single-word="false"/>
      <style:text-properties officeooo:rsid="0004aa03" officeooo:paragraph-rsid="0004aa03"/>
    </style:style>
    <style:style style:name="P3" style:family="paragraph" style:parent-style-name="Standard">
      <style:text-properties officeooo:rsid="0005d32e" officeooo:paragraph-rsid="0005d32e"/>
    </style:style>
    <style:style style:name="P4" style:family="paragraph" style:parent-style-name="Standard">
      <style:text-properties fo:font-weight="bold" officeooo:rsid="0005d32e" officeooo:paragraph-rsid="0005d32e" style:font-weight-asian="bold" style:font-weight-complex="bold"/>
    </style:style>
    <style:style style:name="P5" style:family="paragraph" style:parent-style-name="Standard">
      <style:text-properties officeooo:rsid="0004aa03" officeooo:paragraph-rsid="0004aa03" fo:background-color="#bce4e5"/>
    </style:style>
    <style:style style:name="P6" style:family="paragraph" style:parent-style-name="Standard">
      <style:text-properties officeooo:rsid="00074b3a" officeooo:paragraph-rsid="00074b3a"/>
    </style:style>
    <style:style style:name="P7" style:family="paragraph" style:parent-style-name="Standard">
      <style:text-properties style:text-underline-style="solid" style:text-underline-width="auto" style:text-underline-color="font-color" officeooo:paragraph-rsid="0009267b"/>
    </style:style>
    <style:style style:name="P8" style:family="paragraph" style:parent-style-name="Standard">
      <style:text-properties officeooo:paragraph-rsid="0009267b"/>
    </style:style>
    <style:style style:name="P9" style:family="paragraph" style:parent-style-name="Standard">
      <style:text-properties officeooo:rsid="000a6bcd" officeooo:paragraph-rsid="000a6bcd"/>
    </style:style>
    <style:style style:name="P10" style:family="paragraph" style:parent-style-name="Standard">
      <style:text-properties officeooo:rsid="0011f189" officeooo:paragraph-rsid="0011f189"/>
    </style:style>
    <style:style style:name="P11" style:family="paragraph" style:parent-style-name="Standard">
      <style:text-properties officeooo:rsid="001264e2" officeooo:paragraph-rsid="001264e2"/>
    </style:style>
    <style:style style:name="P12" style:family="paragraph" style:parent-style-name="Standard">
      <style:text-properties officeooo:rsid="0014cae6" officeooo:paragraph-rsid="0014cae6"/>
    </style:style>
    <style:style style:name="P13" style:family="paragraph" style:parent-style-name="Text_20_body">
      <style:text-properties officeooo:paragraph-rsid="0009267b"/>
    </style:style>
    <style:style style:name="P14" style:family="paragraph" style:parent-style-name="Text_20_body">
      <style:text-properties officeooo:rsid="0009b893" officeooo:paragraph-rsid="0009b893"/>
    </style:style>
    <style:style style:name="P15" style:family="paragraph" style:parent-style-name="Standard">
      <style:text-properties fo:color="#000000" officeooo:rsid="000a6bcd" officeooo:paragraph-rsid="000a6bcd" fo:background-color="#ffffff"/>
    </style:style>
    <style:style style:name="P16" style:family="paragraph" style:parent-style-name="Standard">
      <style:text-properties fo:color="#000000" officeooo:rsid="00119afa" officeooo:paragraph-rsid="000a6bcd" fo:background-color="#ffffff"/>
    </style:style>
    <style:style style:name="P17" style:family="paragraph" style:parent-style-name="Standard">
      <style:text-properties fo:color="#000000" officeooo:rsid="001386b8" officeooo:paragraph-rsid="001264e2" fo:background-color="#ffffff"/>
    </style:style>
    <style:style style:name="P18" style:family="paragraph" style:parent-style-name="Standard">
      <style:text-properties fo:color="#000000" officeooo:rsid="0011f189" officeooo:paragraph-rsid="0011f189" fo:background-color="#ffffff"/>
    </style:style>
    <style:style style:name="P19" style:family="paragraph" style:parent-style-name="Standard">
      <style:text-properties fo:color="#000000" officeooo:rsid="001053e0" officeooo:paragraph-rsid="000a6bcd" fo:background-color="#ffffff"/>
    </style:style>
    <style:style style:name="P20" style:family="paragraph" style:parent-style-name="Standard">
      <style:text-properties fo:color="#000000" officeooo:rsid="00102efc" officeooo:paragraph-rsid="000a6bcd" fo:background-color="#ffffff"/>
    </style:style>
    <style:style style:name="P21" style:family="paragraph" style:parent-style-name="Standard">
      <style:text-properties fo:color="#000000" officeooo:rsid="00100afd" officeooo:paragraph-rsid="000a6bcd" fo:background-color="#ffffff"/>
    </style:style>
    <style:style style:name="P22" style:family="paragraph" style:parent-style-name="Standard">
      <style:text-properties fo:color="#000000" officeooo:rsid="000f71b0" officeooo:paragraph-rsid="000a6bcd" fo:background-color="#ffffff"/>
    </style:style>
    <style:style style:name="P23" style:family="paragraph" style:parent-style-name="Standard">
      <style:text-properties fo:color="#000000" officeooo:rsid="000f35f6" officeooo:paragraph-rsid="000a6bcd" fo:background-color="#ffffff"/>
    </style:style>
    <style:style style:name="P24" style:family="paragraph" style:parent-style-name="Standard">
      <style:text-properties fo:color="#000000" officeooo:rsid="000e67d7" officeooo:paragraph-rsid="000a6bcd" fo:background-color="#ffffff"/>
    </style:style>
    <style:style style:name="P25" style:family="paragraph" style:parent-style-name="Standard">
      <style:text-properties fo:color="#000000" officeooo:rsid="000c40b2" officeooo:paragraph-rsid="000a6bcd" fo:background-color="#ffffff"/>
    </style:style>
    <style:style style:name="P26" style:family="paragraph" style:parent-style-name="Standard">
      <style:text-properties fo:color="#000000" officeooo:rsid="0014f405" officeooo:paragraph-rsid="0014f405" fo:background-color="#ffffff"/>
    </style:style>
    <style:style style:name="P27" style:family="paragraph" style:parent-style-name="Standard">
      <style:text-properties fo:color="#000000" officeooo:rsid="00184f21" officeooo:paragraph-rsid="00184f21" fo:background-color="#ffffff"/>
    </style:style>
    <style:style style:name="P28" style:family="paragraph" style:parent-style-name="Standard" style:list-style-name="L1">
      <style:text-properties officeooo:paragraph-rsid="0009267b"/>
    </style:style>
    <style:style style:name="P29" style:family="paragraph" style:parent-style-name="Standard" style:list-style-name="L1">
      <style:text-properties officeooo:rsid="00074b3a" officeooo:paragraph-rsid="0009267b"/>
    </style:style>
    <style:style style:name="P30" style:family="paragraph" style:parent-style-name="Standard">
      <style:text-properties fo:font-size="14pt" fo:font-style="italic" fo:font-weight="bold" officeooo:rsid="00074b3a" officeooo:paragraph-rsid="00074b3a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officeooo:rsid="0004aa03" officeooo:paragraph-rsid="0004aa03"/>
    </style:style>
    <style:style style:name="P32" style:family="paragraph" style:parent-style-name="Standard">
      <style:text-properties officeooo:rsid="00175abe" officeooo:paragraph-rsid="00175abe"/>
    </style:style>
    <style:style style:name="P33" style:family="paragraph" style:parent-style-name="Standard">
      <style:text-properties officeooo:paragraph-rsid="00184f21"/>
    </style:style>
    <style:style style:name="T1" style:family="text">
      <style:text-properties officeooo:rsid="00074b3a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officeooo:rsid="000c40b2" fo:background-color="#ffffff" loext:char-shading-value="0"/>
    </style:style>
    <style:style style:name="T4" style:family="text">
      <style:text-properties fo:color="#000000" officeooo:rsid="000c8a70" fo:background-color="#ffffff" loext:char-shading-value="0"/>
    </style:style>
    <style:style style:name="T5" style:family="text">
      <style:text-properties fo:color="#000000" officeooo:rsid="000e67d7" fo:background-color="#ffffff" loext:char-shading-value="0"/>
    </style:style>
    <style:style style:name="T6" style:family="text">
      <style:text-properties fo:color="#000000" officeooo:rsid="000f35f6" fo:background-color="#ffffff" loext:char-shading-value="0"/>
    </style:style>
    <style:style style:name="T7" style:family="text">
      <style:text-properties fo:color="#000000" officeooo:rsid="000f71b0" fo:background-color="#ffffff" loext:char-shading-value="0"/>
    </style:style>
    <style:style style:name="T8" style:family="text">
      <style:text-properties fo:color="#000000" officeooo:rsid="00100afd" fo:background-color="#ffffff" loext:char-shading-value="0"/>
    </style:style>
    <style:style style:name="T9" style:family="text">
      <style:text-properties fo:color="#000000" officeooo:rsid="00102efc" fo:background-color="#ffffff" loext:char-shading-value="0"/>
    </style:style>
    <style:style style:name="T10" style:family="text">
      <style:text-properties fo:color="#000000" officeooo:rsid="001053e0" fo:background-color="#ffffff" loext:char-shading-value="0"/>
    </style:style>
    <style:style style:name="T11" style:family="text">
      <style:text-properties fo:color="#000000" officeooo:rsid="00119afa" fo:background-color="#ffffff" loext:char-shading-value="0"/>
    </style:style>
    <style:style style:name="T12" style:family="text">
      <style:text-properties fo:color="#000000" officeooo:rsid="001386b8" fo:background-color="#ffffff" loext:char-shading-value="0"/>
    </style:style>
    <style:style style:name="T13" style:family="text">
      <style:text-properties fo:color="#000000" officeooo:rsid="00184f21" fo:background-color="#ffffff" loext:char-shading-value="0"/>
    </style:style>
    <style:style style:name="T14" style:family="text">
      <style:text-properties fo:color="#000000" fo:background-color="#ffffff"/>
    </style:style>
    <style:style style:name="T15" style:family="text">
      <style:text-properties officeooo:rsid="001651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arques sur l’HTML </text:p>
      <text:p text:style-name="P2">de Proudon</text:p>
      <text:p text:style-name="P2">Volume 1 de sa correspondances</text:p>
      <text:p text:style-name="P1"/>
      <text:p text:style-name="P1"/>
      <text:p text:style-name="P1">Stage Lucie Slavik, Labex Obvil</text:p>
      <text:p text:style-name="P1">mai-juillet 2020 </text:p>
      <text:p text:style-name="P1"/>
      <text:p text:style-name="P5">Mardi 21 juillet 2020 </text:p>
      <text:p text:style-name="P1"/>
      <text:p text:style-name="P32">Je compte 79 lettres. Elles ne sont pas numérotées.</text:p>
      <text:p text:style-name="P1"/>
      <text:p text:style-name="P4">Nettoyage de l’HTML</text:p>
      <text:p text:style-name="P3">- balises meta à fermer si version oXygen trop ancienne</text:p>
      <text:p text:style-name="P3">- br, hr supprimées</text:p>
      <text:p text:style-name="P3">- <text:span text:style-name="T1">Suppression du début (intro sur sa vie et son œuvre) et fin (table des matières)</text:span></text:p>
      <text:p text:style-name="P3"/>
      <text:p text:style-name="P9">Regex pour supprimer les titres de haut de pages</text:p>
      <text:p text:style-name="P15">&lt;p&gt;DE P\.-J\. PROUDHON\. [0-9]{1,3} &lt;/p&gt; = 88 matches</text:p>
      <text:p text:style-name="P9"><text:span text:style-name="T2">&lt;p&gt;[0-9]{1,3} CORRESPONDANCE &lt;/p&gt; </text:span><text:span text:style-name="T3">= 108 matches</text:span></text:p>
      <text:p text:style-name="P9"><text:span text:style-name="T3">&lt;p&gt;[0-9]</text:span><text:span text:style-name="T2">{1,3} CORRESPONDANCE &lt;/p&gt; </text:span><text:span text:style-name="T4">= 4 matches</text:span></text:p>
      <text:p text:style-name="P9"><text:span text:style-name="T3">&lt;p&gt;DE P</text:span><text:span text:style-name="T2">\.-J\. PROUDHON\. [0-9]{1,3} &lt;/p&gt; </text:span><text:span text:style-name="T5">= 36 matches</text:span></text:p>
      <text:p text:style-name="P9"><text:span text:style-name="T5">DE P</text:span><text:span text:style-name="T2">\.-J\. PROUDHON\. [0-9]{1,3} </text:span><text:span text:style-name="T6">= 21 matches</text:span></text:p>
      <text:p text:style-name="P9"><text:span text:style-name="T6">&lt;p&gt;[0-9]</text:span><text:span text:style-name="T2">{1,3} CORRESPONDANCE &lt;/p&gt; </text:span><text:span text:style-name="T6">= 28 matches</text:span></text:p>
      <text:p text:style-name="P9"><text:span text:style-name="T6">[0-9]</text:span><text:span text:style-name="T2">{1,3} CORRESPONDANCE </text:span><text:span text:style-name="T7">= 19 matches</text:span></text:p>
      <text:p text:style-name="P9"><text:span text:style-name="T7">[0-9]</text:span><text:span text:style-name="T2">{1,3} CORRESPONDANCE </text:span><text:span text:style-name="T8">= 38 matches (pour recoller les mots séparés : tout rechercher, tout remplacer) </text:span></text:p>
      <text:p text:style-name="P9"><text:span text:style-name="T8">&lt;p&gt;DE P</text:span><text:span text:style-name="T2">\.-J, PROUDHON\. [0-9]{1,3} &lt;/p&gt; </text:span><text:span text:style-name="T9">= <text:s/>3 matches</text:span></text:p>
      <text:p text:style-name="P9"><text:span text:style-name="T9">&lt;p&gt;CORRESP</text:span><text:span text:style-name="T2">\. I\. [0-9]{1,3} &lt;/p&gt; </text:span><text:span text:style-name="T10">= 8 matches </text:span></text:p>
      <text:p text:style-name="P9"><text:span text:style-name="T10">&lt;p&gt;DE P</text:span><text:span text:style-name="T2">\.-J\. PROUDHON\. [0-9]{1,3} &lt;/p&gt; </text:span><text:span text:style-name="T11">= 2 matches</text:span></text:p>
      <text:p text:style-name="P16"/>
      <text:p text:style-name="P26">Le reste fait manuellement. </text:p>
      <text:p text:style-name="P16"/>
      <text:p text:style-name="P12"><text:span text:style-name="T11">E</text:span><text:span text:style-name="T2">nlever les faux paragraphes </text:span></text:p>
      <text:p text:style-name="P11"><text:span text:style-name="T2">(</text:span><text:span text:style-name="T11">&lt;</text:span><text:span text:style-name="T2">p&gt;&lt;/p&gt;)([a-z]) tout rechercher $2 tout remplacer </text:span><text:span text:style-name="T12">201 matches</text:span></text:p>
      <text:p text:style-name="P17"/>
      <text:p text:style-name="P16"/>
      <text:p text:style-name="P10"><text:span text:style-name="T11">C</text:span><text:span text:style-name="T2">orrections de fautes :</text:span></text:p>
      <text:p text:style-name="P18"><text:s/>no au lieu de ne : 8 matches</text:p>
      <text:p text:style-name="P18"/>
      <text:p text:style-name="P33"><text:span text:style-name="T13">Signature : </text:span><text:span text:style-name="T14">P.-J. PROUDHON.</text:span></text:p>
      <text:p text:style-name="P27">72 matches pour 79 lettres. On pourrait partir sur cela pour extraire les lettres. </text:p>
      <text:p text:style-name="P19"/>
      <text:p text:style-name="P20"/>
      <text:p text:style-name="P21"/>
      <text:p text:style-name="P22"/>
      <text:p text:style-name="P23"/>
      <text:p text:style-name="P23"/>
      <text:p text:style-name="P23"/>
      <text:p text:style-name="P23"/>
      <text:p text:style-name="P23"/>
      <text:p text:style-name="P24"/>
      <text:p text:style-name="P25"><text:soft-page-break/></text:p>
      <text:p text:style-name="P9"/>
      <text:p text:style-name="P3"/>
      <text:p text:style-name="P30">Repérages <text:span text:style-name="T15">du cahier des charges </text:span></text:p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">MARQUEURS DES LETTRES </text:p>
            <text:p text:style-name="P13">Absence de chiffres qui délimitent les lettres</text:p>
            <text:p text:style-name="P7">Début de la lettre : </text:p>
            <text:p text:style-name="P7"/>
            <text:p text:style-name="P8">Lieu et date de l’écriture de la lettre en minuscule</text:p>
            <text:p text:style-name="P8">Adresse au destinataire en petites capitales</text:p>
            <text:p text:style-name="P8"/>
            <text:p text:style-name="P7">Fin de la lettre </text:p>
            <text:p text:style-name="P8"/>
            <text:p text:style-name="P8">Signature en petites capitales (P.-J. Proudhon) </text:p>
            <text:p text:style-name="P8"/>
            <text:list xml:id="list3193944511" text:style-name="L1">
              <text:list-item>
                <text:p text:style-name="P28">Correspondance active</text:p>
              </text:list-item>
              <text:list-item>
                <text:p text:style-name="P28">Pas de distinction des lettres entre elles </text:p>
              </text:list-item>
              <text:list-item>
                <text:p text:style-name="P28">Alinéas marquent les paragraphes</text:p>
              </text:list-item>
              <text:list-item>
                <text:p text:style-name="P28">Systématiquement la date et le lieux à droite (« Lieu, jj mois AAAA. »)</text:p>
              </text:list-item>
              <text:list-item>
                <text:p text:style-name="P28">Le destinataire </text:p>
                <text:list>
                  <text:list-item>
                    <text:p text:style-name="P28">indiqué en majuscules s’il est connu ( « A M. TONNELIER »)</text:p>
                  </text:list-item>
                  <text:list-item>
                    <text:p text:style-name="P28">« A M. X*** » lorsque le destinataire n’est pas connu</text:p>
                  </text:list-item>
                </text:list>
              </text:list-item>
              <text:list-item>
                <text:p text:style-name="P28">Structure de la lettre </text:p>
                <text:list>
                  <text:list-item>
                    <text:p text:style-name="P28">la formule de politesse (opener/salute) est intégré au paragraphe de début</text:p>
                  </text:list-item>
                  <text:list-item>
                    <text:p text:style-name="P29">la formule de fin est distinguée par un paragraphe à part</text:p>
                  </text:list-item>
                </text:list>
              </text:list-item>
            </text:list>
          </table:table-cell>
        </table:table-row>
      </table:table>
      <text:p text:style-name="P6"/>
      <text:p text:style-name="P14">La date est parfois incertaine : il est donc écrit 18..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6:38:22.231902289</meta:creation-date>
    <dc:date>2020-07-21T18:15:19.525403961</dc:date>
    <meta:editing-duration>PT1H18M36S</meta:editing-duration>
    <meta:editing-cycles>24</meta:editing-cycles>
    <meta:generator>LibreOffice/6.0.7.3$Linux_X86_64 LibreOffice_project/00m0$Build-3</meta:generator>
    <meta:document-statistic meta:table-count="1" meta:image-count="0" meta:object-count="0" meta:page-count="2" meta:paragraph-count="49" meta:word-count="347" meta:character-count="2064" meta:non-whitespace-character-count="1757"/>
  </office:meta>
</office:document-meta>
</file>